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sans-serif" svg:font-family="sans-serif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text-align="center" style:justify-single-word="false"/>
      <style:text-properties fo:color="#000000" loext:opacity="100%" style:font-name="Arial" officeooo:paragraph-rsid="003324af" style:font-name-complex="Arial2"/>
    </style:style>
    <style:style style:name="P3" style:family="paragraph" style:parent-style-name="Standard">
      <style:paragraph-properties fo:line-height="100%"/>
      <style:text-properties fo:color="#000000" loext:opacity="100%" style:font-name="Arial" fo:font-weight="bold" style:font-weight-asian="bold" style:font-name-complex="Arial2"/>
    </style:style>
    <style:style style:name="P4" style:family="paragraph" style:parent-style-name="Standard">
      <style:paragraph-properties fo:line-height="100%"/>
      <style:text-properties fo:color="#000000" loext:opacity="100%" style:font-name="Arial" fo:font-weight="bold" officeooo:rsid="000f3fe6" style:font-weight-asian="bold" style:font-name-complex="Arial2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Arial" fo:font-weight="bold" style:font-weight-asian="bold" style:font-name-complex="Arial2"/>
    </style:style>
    <style:style style:name="P6" style:family="paragraph" style:parent-style-name="Standard">
      <style:paragraph-properties fo:line-height="100%"/>
      <style:text-properties fo:color="#000000" loext:opacity="100%" style:font-name="Arial" fo:font-weight="normal" officeooo:paragraph-rsid="001b9c18" style:font-weight-asian="normal" style:font-name-complex="Arial2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weight="normal" style:font-weight-asian="normal" style:font-name-complex="Arial2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weight="normal" officeooo:paragraph-rsid="0030ead1" style:font-weight-asian="normal" style:font-name-complex="Arial2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weight="normal" officeooo:paragraph-rsid="003131a0" style:font-weight-asian="normal" style:font-name-complex="Arial2" style:font-weight-complex="normal"/>
    </style:style>
    <style:style style:name="P10" style:family="paragraph" style:parent-style-name="Standard">
      <style:paragraph-properties fo:line-height="100%"/>
      <style:text-properties fo:color="#000000" loext:opacity="100%" style:font-name="Arial" fo:font-weight="normal" officeooo:paragraph-rsid="000f3fe6" style:font-weight-asian="normal" style:font-name-complex="Arial2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1pt" fo:language="de" fo:country="DE" officeooo:rsid="0014e9e1" officeooo:paragraph-rsid="0014e9e1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1pt" fo:language="de" fo:country="DE" fo:font-weight="normal" officeooo:rsid="00194671" officeooo:paragraph-rsid="0038857c" style:letter-kerning="true" style:font-name-asian="SimSun" style:font-size-asian="11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P13" style:family="paragraph" style:parent-style-name="Frame_20_contents">
      <style:paragraph-properties fo:margin-top="0cm" fo:margin-bottom="0cm" style:contextual-spacing="false"/>
      <style:text-properties fo:color="#000000" loext:opacity="100%" fo:font-size="10.5pt" fo:font-style="normal" officeooo:rsid="00282014" officeooo:paragraph-rsid="00282014" style:font-size-asian="10.5pt" style:font-style-asian="normal" style:font-size-complex="10.5pt" style:font-style-complex="normal"/>
    </style:style>
    <style:style style:name="P14" style:family="paragraph" style:parent-style-name="Frame_20_contents">
      <style:paragraph-properties fo:margin-top="0cm" fo:margin-bottom="0cm" style:contextual-spacing="false"/>
      <style:text-properties fo:color="#000000" loext:opacity="100%" fo:font-size="2pt" fo:font-style="italic" officeooo:rsid="00194671" officeooo:paragraph-rsid="00194671" style:font-size-asian="1.75pt" style:font-style-asian="italic" style:font-size-complex="2pt" style:font-style-complex="italic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line-height="100%"/>
      <style:text-properties fo:color="#5a8a26" loext:opacity="100%" style:font-name="Arial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fo:line-height="100%"/>
      <style:text-properties officeooo:paragraph-rsid="000f3fe6"/>
    </style:style>
    <style:style style:name="P19" style:family="paragraph" style:parent-style-name="Standard">
      <style:paragraph-properties fo:line-height="100%" fo:text-align="justify" style:justify-single-word="false"/>
      <style:text-properties officeooo:paragraph-rsid="001b9c18"/>
    </style:style>
    <style:style style:name="P20" style:family="paragraph" style:parent-style-name="Standard">
      <style:paragraph-properties fo:line-height="100%" fo:text-align="justify" style:justify-single-word="false"/>
      <style:text-properties officeooo:paragraph-rsid="00284e67"/>
    </style:style>
    <style:style style:name="P21" style:family="paragraph" style:parent-style-name="Standard">
      <style:paragraph-properties fo:line-height="100%" fo:text-align="justify" style:justify-single-word="false"/>
      <style:text-properties officeooo:paragraph-rsid="0038857c"/>
    </style:style>
    <style:style style:name="P22" style:family="paragraph" style:parent-style-name="Standard">
      <style:paragraph-properties fo:line-height="100%"/>
      <style:text-properties officeooo:paragraph-rsid="0038857c"/>
    </style:style>
    <style:style style:name="P23" style:family="paragraph" style:parent-style-name="Standard">
      <style:paragraph-properties fo:margin-top="0cm" fo:margin-bottom="0.353cm" style:contextual-spacing="false" fo:line-height="100%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officeooo:paragraph-rsid="0014e9e1"/>
    </style:style>
    <style:style style:name="P25" style:family="paragraph" style:parent-style-name="Standard">
      <style:paragraph-properties fo:margin-top="0cm" fo:margin-bottom="0.152cm" style:contextual-spacing="false" fo:line-height="100%"/>
      <style:text-properties officeooo:paragraph-rsid="002d4dcb"/>
    </style:style>
    <style:style style:name="P26" style:family="paragraph" style:parent-style-name="Standard">
      <style:paragraph-properties fo:line-height="100%"/>
      <style:text-properties style:font-name="Arial" style:font-name-complex="Arial2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Arial" style:font-name-complex="Arial2"/>
    </style:style>
    <style:style style:name="P28" style:family="paragraph" style:parent-style-name="Standard">
      <style:paragraph-properties fo:margin-top="0cm" fo:margin-bottom="0.152cm" style:contextual-spacing="false" fo:line-height="100%"/>
      <style:text-properties style:font-name="Arial" style:font-name-complex="Arial2"/>
    </style:style>
    <style:style style:name="P29" style:family="paragraph" style:parent-style-name="Standard">
      <style:paragraph-properties fo:margin-top="0cm" fo:margin-bottom="0cm" style:contextual-spacing="false" fo:line-height="150%"/>
      <style:text-properties style:font-name="Arial" style:font-name-complex="Arial2"/>
    </style:style>
    <style:style style:name="P30" style:family="paragraph" style:parent-style-name="Standard">
      <style:paragraph-properties fo:margin-top="0cm" fo:margin-bottom="0cm" style:contextual-spacing="false" fo:line-height="150%"/>
      <style:text-properties style:font-name="Arial" officeooo:paragraph-rsid="0030ead1" style:font-name-complex="Arial2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style:font-name="Arial" fo:font-size="9pt" style:font-size-asian="9pt" style:font-name-complex="Arial2" style:font-size-complex="9pt"/>
    </style:style>
    <style:style style:name="P32" style:family="paragraph" style:parent-style-name="Standard">
      <style:paragraph-properties fo:line-height="200%"/>
      <style:text-properties fo:color="#579d1c" loext:opacity="100%" style:font-name="Arial" fo:font-size="18pt" fo:language="de" fo:country="DE" fo:font-weight="bold" officeooo:rsid="0030ead1" officeooo:paragraph-rsid="0030ead1" style:letter-kerning="true" style:font-name-asian="SimSun" style:font-size-asian="18pt" style:language-asian="en" style:country-asian="US" style:font-weight-asian="bold" style:font-name-complex="Arial2" style:font-size-complex="18pt" style:language-complex="ar" style:country-complex="SA"/>
    </style:style>
    <style:style style:name="P33" style:family="paragraph" style:parent-style-name="Standard">
      <style:paragraph-properties fo:text-align="start" style:justify-single-word="false"/>
      <style:text-properties officeooo:paragraph-rsid="0030ead1"/>
    </style:style>
    <style:style style:name="P34" style:family="paragraph" style:parent-style-name="Standard">
      <style:paragraph-properties fo:margin-top="0cm" fo:margin-bottom="0cm" style:contextual-spacing="false" fo:line-height="150%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84e67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0ead1"/>
    </style:style>
    <style:style style:name="P38" style:family="paragraph" style:parent-style-name="Standard">
      <style:paragraph-properties fo:margin-top="0cm" fo:margin-bottom="0cm" style:contextual-spacing="false" fo:line-height="150%"/>
      <style:text-properties style:font-name="Arial1" fo:font-weight="bold" officeooo:rsid="0030ead1" officeooo:paragraph-rsid="0030ead1" style:font-weight-asian="bold"/>
    </style:style>
    <style:style style:name="P39" style:family="paragraph" style:parent-style-name="Standard">
      <style:paragraph-properties fo:margin-top="0cm" fo:margin-bottom="0cm" style:contextual-spacing="false" fo:line-height="150%"/>
      <style:text-properties style:font-name="Arial1" fo:font-weight="bold" officeooo:paragraph-rsid="0030ead1" style:font-weight-asian="bold"/>
    </style:style>
    <style:style style:name="P40" style:family="paragraph" style:parent-style-name="Frame_20_contents">
      <style:paragraph-properties fo:margin-top="0cm" fo:margin-bottom="0cm" style:contextual-spacing="false"/>
    </style:style>
    <style:style style:name="P41" style:family="paragraph" style:parent-style-name="Frame_20_contents">
      <style:paragraph-properties fo:margin-top="0cm" fo:margin-bottom="0cm" style:contextual-spacing="false"/>
      <style:text-properties officeooo:paragraph-rsid="0011ca3d"/>
    </style:style>
    <style:style style:name="P42" style:family="paragraph" style:parent-style-name="Frame_20_contents">
      <style:paragraph-properties fo:margin-top="0cm" fo:margin-bottom="0cm" style:contextual-spacing="false"/>
      <style:text-properties officeooo:paragraph-rsid="003131a0"/>
    </style:style>
    <style:style style:name="P43" style:family="paragraph" style:parent-style-name="Frame_20_contents">
      <style:paragraph-properties fo:margin-top="0cm" fo:margin-bottom="0cm" style:contextual-spacing="false"/>
      <style:text-properties officeooo:paragraph-rsid="0030ead1"/>
    </style:style>
    <style:style style:name="P44" style:family="paragraph" style:parent-style-name="Frame_20_contents">
      <style:paragraph-properties fo:margin-top="0cm" fo:margin-bottom="0cm" style:contextual-spacing="false"/>
      <style:text-properties officeooo:paragraph-rsid="00194671"/>
    </style:style>
    <style:style style:name="P45" style:family="paragraph" style:parent-style-name="Frame_20_contents">
      <style:paragraph-properties fo:margin-top="0cm" fo:margin-bottom="0cm" style:contextual-spacing="false"/>
      <style:text-properties officeooo:paragraph-rsid="0043ee2f"/>
    </style:style>
    <style:style style:name="P46" style:family="paragraph" style:parent-style-name="Standard">
      <style:paragraph-properties fo:line-height="100%"/>
      <style:text-properties officeooo:rsid="00350c4b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officeooo:rsid="00150c29" officeooo:paragraph-rsid="00150c29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font-size="9pt" officeooo:rsid="0043ee2f" officeooo:paragraph-rsid="0043ee2f" style:font-size-asian="9pt" style:font-size-complex="9pt"/>
    </style:style>
    <style:style style:name="P49" style:family="paragraph" style:parent-style-name="Standard" style:master-page-name="Standard">
      <style:paragraph-properties fo:line-height="100%" style:page-number="auto"/>
      <style:text-properties fo:color="#5a8a26" loext:opacity="100%" style:font-name="Arial" fo:font-size="16pt" fo:font-weight="bold" style:font-size-asian="16pt" style:font-weight-asian="bold" style:font-name-complex="Arial2" style:font-size-complex="16pt"/>
    </style:style>
    <style:style style:name="P50" style:family="paragraph" style:parent-style-name="Standard" style:list-style-name="WWNum1">
      <style:paragraph-properties fo:margin-top="0cm" fo:margin-bottom="0cm" style:contextual-spacing="false" fo:line-height="150%"/>
      <style:text-properties style:use-window-font-color="true" loext:opacity="0%" style:font-name="Arial" fo:font-size="11pt" fo:language="de" fo:country="DE" officeooo:rsid="001b9c18" officeooo:paragraph-rsid="001b9c18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P51" style:family="paragraph" style:parent-style-name="Standard" style:list-style-name="WWNum1">
      <style:paragraph-properties fo:margin-top="0cm" fo:margin-bottom="0cm" style:contextual-spacing="false" fo:line-height="150%"/>
      <style:text-properties style:use-window-font-color="true" loext:opacity="0%" style:font-name="Arial" fo:font-size="11pt" fo:language="de" fo:country="DE" officeooo:rsid="001b9c18" officeooo:paragraph-rsid="00350c4b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P52" style:family="paragraph" style:parent-style-name="Standard" style:list-style-name="WWNum1">
      <style:paragraph-properties fo:margin-top="0cm" fo:margin-bottom="0cm" style:contextual-spacing="false" fo:line-height="150%"/>
      <style:text-properties style:font-name="Arial" officeooo:paragraph-rsid="0030ead1" style:font-name-complex="Arial2"/>
    </style:style>
    <style:style style:name="P53" style:family="paragraph" style:parent-style-name="Standard" style:list-style-name="WWNum1">
      <style:paragraph-properties fo:margin-top="0cm" fo:margin-bottom="0.152cm" style:contextual-spacing="false" fo:line-height="100%"/>
      <style:text-properties officeooo:paragraph-rsid="0030ead1"/>
    </style:style>
    <style:style style:name="P54" style:family="paragraph" style:parent-style-name="Standard" style:list-style-name="WWNum1">
      <style:paragraph-properties fo:margin-top="0cm" fo:margin-bottom="0.152cm" style:contextual-spacing="false" fo:line-height="100%"/>
      <style:text-properties officeooo:paragraph-rsid="001b9c18"/>
    </style:style>
    <style:style style:name="P55" style:family="paragraph" style:parent-style-name="Standard" style:list-style-name="WWNum1">
      <style:paragraph-properties fo:margin-top="0cm" fo:margin-bottom="0.152cm" style:contextual-spacing="false" fo:line-height="100%"/>
      <style:text-properties officeooo:paragraph-rsid="0043ee2f"/>
    </style:style>
    <style:style style:name="P56" style:family="paragraph" style:parent-style-name="Standard" style:list-style-name="WWNum1">
      <style:paragraph-properties fo:margin-top="0cm" fo:margin-bottom="0.152cm" style:contextual-spacing="false" fo:line-height="100%"/>
    </style:style>
    <style:style style:name="P57" style:family="paragraph" style:parent-style-name="Standard" style:list-style-name="WWNum1">
      <style:paragraph-properties fo:margin-top="0cm" fo:margin-bottom="0.152cm" style:contextual-spacing="false" fo:line-height="100%"/>
      <style:text-properties officeooo:paragraph-rsid="0024ef92"/>
    </style:style>
    <style:style style:name="P58" style:family="paragraph" style:parent-style-name="Standard" style:list-style-name="WWNum1">
      <style:paragraph-properties fo:margin-top="0cm" fo:margin-bottom="0.152cm" style:contextual-spacing="false" fo:line-height="100%"/>
      <style:text-properties officeooo:rsid="0043ee2f" officeooo:paragraph-rsid="0043ee2f"/>
    </style:style>
    <style:style style:name="P59" style:family="paragraph" style:parent-style-name="Standard" style:list-style-name="WWNum1">
      <style:paragraph-properties fo:margin-top="0cm" fo:margin-bottom="0.152cm" style:contextual-spacing="false" fo:line-height="100%" fo:text-align="justify" style:justify-single-word="false"/>
      <style:text-properties officeooo:rsid="0043ee2f" officeooo:paragraph-rsid="0043ee2f"/>
    </style:style>
    <style:style style:name="P60" style:family="paragraph" style:parent-style-name="Standard" style:list-style-name="WWNum1">
      <style:paragraph-properties fo:margin-top="0cm" fo:margin-bottom="0.152cm" style:contextual-spacing="false" fo:line-height="100%"/>
      <style:text-properties officeooo:rsid="002cb5c5" officeooo:paragraph-rsid="002cb5c5"/>
    </style:style>
    <style:style style:name="P61" style:family="paragraph" style:parent-style-name="Standard" style:list-style-name="WWNum1">
      <style:paragraph-properties fo:margin-top="0cm" fo:margin-bottom="0.152cm" style:contextual-spacing="false" fo:line-height="100%"/>
      <style:text-properties officeooo:rsid="0024ef92" officeooo:paragraph-rsid="002cb5c5"/>
    </style:style>
    <style:style style:name="P6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63" style:family="paragraph">
      <loext:graphic-properties draw:fill="solid" draw:fill-color="#579d1c"/>
      <style:paragraph-properties fo:text-align="start"/>
      <style:text-properties fo:font-size="18pt"/>
    </style:style>
    <style:style style:name="T1" style:family="text">
      <style:text-properties fo:color="#000000" loext:opacity="100%" style:font-name="Arial" style:font-name-complex="Arial2"/>
    </style:style>
    <style:style style:name="T2" style:family="text">
      <style:text-properties fo:color="#000000" loext:opacity="100%" style:font-name="Arial" fo:font-size="11pt" fo:language="de" fo:country="DE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T3" style:family="text">
      <style:text-properties fo:color="#000000" loext:opacity="100%" style:font-name="Arial" fo:font-size="11pt" fo:language="de" fo:country="DE" officeooo:rsid="0014e9e1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T4" style:family="text">
      <style:text-properties fo:color="#000000" loext:opacity="100%" style:font-name="Arial" fo:font-size="11pt" fo:language="de" fo:country="DE" officeooo:rsid="0015ecc3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T5" style:family="text">
      <style:text-properties fo:color="#000000" loext:opacity="100%" style:font-name="Arial" fo:font-size="11pt" fo:language="de" fo:country="DE" officeooo:rsid="0019ba84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T6" style:family="text">
      <style:text-properties fo:color="#000000" loext:opacity="100%" style:font-name="Arial" fo:font-size="11pt" fo:language="de" fo:country="DE" officeooo:rsid="003131a0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T7" style:family="text">
      <style:text-properties fo:color="#000000" loext:opacity="100%" style:font-name="Arial" fo:font-size="11pt" fo:language="de" fo:country="DE" officeooo:rsid="0043ee2f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style style:name="T8" style:family="text">
      <style:text-properties fo:color="#000000" loext:opacity="100%" style:font-name="Arial" fo:font-size="11pt" fo:language="de" fo:country="DE" fo:font-style="normal" fo:font-weight="bold" officeooo:rsid="0030ead1" style:letter-kerning="true" style:font-name-asian="SimSun" style:font-size-asian="11pt" style:language-asian="en" style:country-asian="US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9" style:family="text">
      <style:text-properties fo:color="#000000" loext:opacity="100%" style:font-name="Arial" fo:font-size="11pt" fo:language="de" fo:country="DE" fo:font-weight="bold" officeooo:rsid="00284e67" style:letter-kerning="true" style:font-name-asian="SimSun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T10" style:family="text">
      <style:text-properties fo:color="#000000" loext:opacity="100%" style:font-name="Arial" fo:font-size="11pt" fo:language="de" fo:country="DE" fo:font-weight="normal" officeooo:rsid="00282014" style:letter-kerning="true" style:font-name-asian="SimSun" style:font-size-asian="11pt" style:language-asian="en" style:country-asian="US" style:font-weight-asian="normal" style:font-name-complex="Arial2" style:font-size-complex="11pt" style:language-complex="ar" style:country-complex="SA" style:font-weight-complex="normal"/>
    </style:style>
    <style:style style:name="T11" style:family="text">
      <style:text-properties fo:color="#000000" loext:opacity="100%" style:font-name="Arial" fo:font-weight="bold" style:font-weight-asian="bold" style:font-name-complex="Arial2"/>
    </style:style>
    <style:style style:name="T12" style:family="text">
      <style:text-properties fo:color="#000000" loext:opacity="100%" style:font-name="Arial" fo:font-weight="bold" style:font-weight-asian="bold" style:font-name-complex="Arial2" style:font-weight-complex="bold"/>
    </style:style>
    <style:style style:name="T13" style:family="text">
      <style:text-properties fo:color="#000000" loext:opacity="100%" style:font-name="Arial" fo:font-weight="bold" officeooo:rsid="0030ead1" style:font-weight-asian="bold" style:font-name-complex="Arial2" style:font-weight-complex="bold"/>
    </style:style>
    <style:style style:name="T14" style:family="text">
      <style:text-properties fo:color="#000000" loext:opacity="100%" style:font-name="Arial" fo:font-weight="bold" officeooo:rsid="003131a0" style:font-weight-asian="bold" style:font-name-complex="Arial2" style:font-weight-complex="bold"/>
    </style:style>
    <style:style style:name="T15" style:family="text">
      <style:text-properties fo:color="#000000" loext:opacity="100%" style:font-name="Arial" fo:font-weight="bold" officeooo:rsid="000f3fe6" style:font-weight-asian="bold" style:font-name-complex="Arial2"/>
    </style:style>
    <style:style style:name="T16" style:family="text">
      <style:text-properties fo:color="#000000" loext:opacity="100%" style:font-name="Arial" fo:font-weight="normal" style:font-weight-asian="normal" style:font-name-complex="Arial2" style:font-weight-complex="normal"/>
    </style:style>
    <style:style style:name="T17" style:family="text">
      <style:text-properties fo:color="#000000" loext:opacity="100%" style:font-name="Arial" fo:font-weight="normal" officeooo:rsid="001b9c18" style:font-weight-asian="normal" style:font-name-complex="Arial2" style:font-weight-complex="normal"/>
    </style:style>
    <style:style style:name="T18" style:family="text">
      <style:text-properties fo:color="#000000" loext:opacity="100%" style:font-name="Arial" fo:font-weight="normal" officeooo:rsid="0030ead1" style:font-weight-asian="normal" style:font-name-complex="Arial2" style:font-weight-complex="normal"/>
    </style:style>
    <style:style style:name="T19" style:family="text">
      <style:text-properties fo:color="#000000" loext:opacity="100%" style:font-name="Arial" fo:font-weight="normal" officeooo:rsid="003131a0" style:font-weight-asian="normal" style:font-name-complex="Arial2" style:font-weight-complex="normal"/>
    </style:style>
    <style:style style:name="T20" style:family="text">
      <style:text-properties fo:color="#000000" loext:opacity="100%" style:font-name="Arial" fo:font-weight="normal" officeooo:rsid="00194671" style:font-weight-asian="normal" style:font-name-complex="Arial2" style:font-weight-complex="normal"/>
    </style:style>
    <style:style style:name="T21" style:family="text">
      <style:text-properties fo:color="#000000" loext:opacity="100%" style:font-name="Arial" fo:font-weight="normal" officeooo:rsid="003aad9c" style:font-weight-asian="normal" style:font-name-complex="Arial2" style:font-weight-complex="normal"/>
    </style:style>
    <style:style style:name="T22" style:family="text">
      <style:text-properties fo:color="#000000" loext:opacity="100%" style:font-name="Arial" fo:font-style="normal" fo:font-weight="bold" style:font-style-asian="normal" style:font-weight-asian="bold" style:font-name-complex="Arial2" style:font-style-complex="normal" style:font-weight-complex="bold"/>
    </style:style>
    <style:style style:name="T23" style:family="text">
      <style:text-properties fo:color="#000000" loext:opacity="100%" style:font-name="Arial" fo:font-style="normal" fo:font-weight="bold" officeooo:rsid="0030ead1" style:font-style-asian="normal" style:font-weight-asian="bold" style:font-name-complex="Arial2" style:font-style-complex="normal" style:font-weight-complex="bold"/>
    </style:style>
    <style:style style:name="T24" style:family="text">
      <style:text-properties fo:color="#000000" loext:opacity="100%" style:font-name="Arial" fo:font-style="italic" fo:font-weight="normal" style:font-style-asian="italic" style:font-weight-asian="normal" style:font-name-complex="Arial2" style:font-style-complex="italic" style:font-weight-complex="normal"/>
    </style:style>
    <style:style style:name="T25" style:family="text">
      <style:text-properties fo:color="#000000" loext:opacity="100%" style:font-name="Arial" fo:font-style="italic" fo:font-weight="normal" officeooo:rsid="001b9c18" style:font-style-asian="italic" style:font-weight-asian="normal" style:font-name-complex="Arial2" style:font-style-complex="italic" style:font-weight-complex="normal"/>
    </style:style>
    <style:style style:name="T26" style:family="text">
      <style:text-properties fo:color="#000000" loext:opacity="100%" style:font-name="Arial" fo:font-style="italic" fo:font-weight="normal" officeooo:rsid="003131a0" style:font-style-asian="italic" style:font-weight-asian="normal" style:font-name-complex="Arial2" style:font-style-complex="italic" style:font-weight-complex="normal"/>
    </style:style>
    <style:style style:name="T27" style:family="text">
      <style:text-properties fo:color="#000000" loext:opacity="100%" style:font-name="Arial" fo:font-style="italic" fo:font-weight="normal" officeooo:rsid="00282014" style:font-style-asian="italic" style:font-weight-asian="normal" style:font-name-complex="Arial2" style:font-style-complex="italic" style:font-weight-complex="normal"/>
    </style:style>
    <style:style style:name="T28" style:family="text">
      <style:text-properties fo:color="#000000" loext:opacity="100%" style:font-name="Arial" fo:font-style="italic" fo:font-weight="normal" officeooo:rsid="0038857c" style:font-style-asian="italic" style:font-weight-asian="normal" style:font-name-complex="Arial2" style:font-style-complex="italic" style:font-weight-complex="normal"/>
    </style:style>
    <style:style style:name="T29" style:family="text">
      <style:text-properties fo:color="#000000" loext:opacity="100%" style:font-name="Arial" fo:font-style="italic" fo:font-weight="normal" officeooo:rsid="0043ee2f" style:font-style-asian="italic" style:font-weight-asian="normal" style:font-name-complex="Arial2" style:font-style-complex="italic" style:font-weight-complex="normal"/>
    </style:style>
    <style:style style:name="T30" style:family="text">
      <style:text-properties fo:color="#000000" loext:opacity="100%" style:font-name="Arial" fo:language="de" fo:country="DE" style:letter-kerning="true" style:font-name-asian="SimSun" style:language-asian="en" style:country-asian="US" style:font-name-complex="Arial2" style:language-complex="ar" style:country-complex="SA"/>
    </style:style>
    <style:style style:name="T31" style:family="text">
      <style:text-properties fo:color="#000000" loext:opacity="100%" style:font-name="Arial" fo:language="de" fo:country="DE" officeooo:rsid="0044dfb9" style:letter-kerning="true" style:font-name-asian="SimSun" style:language-asian="en" style:country-asian="US" style:font-name-complex="Arial2" style:language-complex="ar" style:country-complex="SA"/>
    </style:style>
    <style:style style:name="T32" style:family="text">
      <style:text-properties fo:color="#000000" loext:opacity="100%" fo:font-size="10.5pt" fo:font-style="normal" style:font-size-asian="10.5pt" style:font-style-asian="normal" style:font-size-complex="10.5pt" style:font-style-complex="normal"/>
    </style:style>
    <style:style style:name="T33" style:family="text">
      <style:text-properties fo:color="#000000" loext:opacity="100%" fo:font-size="10.5pt" fo:font-style="normal" officeooo:rsid="000f3fe6" style:font-size-asian="10.5pt" style:font-style-asian="normal" style:font-size-complex="10.5pt" style:font-style-complex="normal"/>
    </style:style>
    <style:style style:name="T34" style:family="text">
      <style:text-properties fo:color="#000000" loext:opacity="100%" fo:font-size="10.5pt" fo:font-style="normal" officeooo:rsid="0011ca3d" style:font-size-asian="10.5pt" style:font-style-asian="normal" style:font-size-complex="10.5pt" style:font-style-complex="normal"/>
    </style:style>
    <style:style style:name="T35" style:family="text">
      <style:text-properties fo:color="#000000" loext:opacity="100%" fo:font-size="10.5pt" fo:font-style="normal" officeooo:rsid="0024ef92" style:font-size-asian="10.5pt" style:font-style-asian="normal" style:font-size-complex="10.5pt" style:font-style-complex="normal"/>
    </style:style>
    <style:style style:name="T36" style:family="text">
      <style:text-properties fo:color="#000000" loext:opacity="100%" fo:font-size="10.5pt" fo:font-style="normal" officeooo:rsid="00284e67" style:font-size-asian="10.5pt" style:font-style-asian="normal" style:font-size-complex="10.5pt" style:font-style-complex="normal"/>
    </style:style>
    <style:style style:name="T37" style:family="text">
      <style:text-properties fo:color="#000000" loext:opacity="100%" fo:font-size="10.5pt" fo:font-style="normal" officeooo:rsid="002e6886" style:font-size-asian="10.5pt" style:font-style-asian="normal" style:font-size-complex="10.5pt" style:font-style-complex="normal"/>
    </style:style>
    <style:style style:name="T38" style:family="text">
      <style:text-properties fo:color="#000000" loext:opacity="100%" fo:font-size="10.5pt" fo:font-style="normal" officeooo:rsid="0030ead1" style:font-size-asian="10.5pt" style:font-style-asian="normal" style:font-size-complex="10.5pt" style:font-style-complex="normal"/>
    </style:style>
    <style:style style:name="T39" style:family="text">
      <style:text-properties fo:color="#000000" loext:opacity="100%" fo:font-size="10.5pt" fo:font-style="normal" officeooo:rsid="003131a0" style:font-size-asian="10.5pt" style:font-style-asian="normal" style:font-size-complex="10.5pt" style:font-style-complex="normal"/>
    </style:style>
    <style:style style:name="T40" style:family="text">
      <style:text-properties fo:color="#000000" loext:opacity="100%" fo:font-size="10.5pt" fo:font-style="normal" officeooo:rsid="0038857c" style:font-size-asian="10.5pt" style:font-style-asian="normal" style:font-size-complex="10.5pt" style:font-style-complex="normal"/>
    </style:style>
    <style:style style:name="T41" style:family="text">
      <style:text-properties fo:color="#000000" loext:opacity="100%" fo:font-size="10.5pt" fo:language="de" fo:country="DE" fo:font-style="normal" style:font-size-asian="10.5pt" style:font-style-asian="normal" style:font-size-complex="10.5pt" style:font-style-complex="normal"/>
    </style:style>
    <style:style style:name="T42" style:family="text">
      <style:text-properties fo:color="#000000" loext:opacity="100%" style:font-name="sans-serif" fo:font-weight="bold" style:font-weight-asian="bold" style:font-name-complex="Arial2" style:font-weight-complex="bold"/>
    </style:style>
    <style:style style:name="T43" style:family="text">
      <style:text-properties fo:color="#000000" loext:opacity="100%" style:font-name="sans-serif" fo:font-style="italic" fo:font-weight="normal" style:font-style-asian="italic" style:font-weight-asian="normal" style:font-name-complex="Arial2" style:font-style-complex="italic" style:font-weight-complex="normal"/>
    </style:style>
    <style:style style:name="T44" style:family="text">
      <style:text-properties fo:color="#000000" loext:opacity="100%" style:font-name="sans-serif" fo:font-style="italic" fo:font-weight="normal" officeooo:rsid="000f3fe6" style:font-style-asian="italic" style:font-weight-asian="normal" style:font-name-complex="Arial2" style:font-style-complex="italic" style:font-weight-complex="normal"/>
    </style:style>
    <style:style style:name="T45" style:family="text">
      <style:text-properties fo:color="#000000" loext:opacity="100%" style:font-name="sans-serif" fo:font-style="italic" fo:font-weight="normal" officeooo:rsid="001049da" style:font-style-asian="italic" style:font-weight-asian="normal" style:font-name-complex="Arial2" style:font-style-complex="italic" style:font-weight-complex="normal"/>
    </style:style>
    <style:style style:name="T46" style:family="text">
      <style:text-properties fo:color="#000000" loext:opacity="100%" style:font-name="sans-serif" fo:font-style="italic" fo:font-weight="normal" officeooo:rsid="001b9c18" style:font-style-asian="italic" style:font-weight-asian="normal" style:font-name-complex="Arial2" style:font-style-complex="italic" style:font-weight-complex="normal"/>
    </style:style>
    <style:style style:name="T47" style:family="text">
      <style:text-properties fo:color="#000000" loext:opacity="100%" style:font-name="sans-serif" fo:font-style="italic" fo:font-weight="normal" officeooo:rsid="0024ef92" style:font-style-asian="italic" style:font-weight-asian="normal" style:font-name-complex="Arial2" style:font-style-complex="italic" style:font-weight-complex="normal"/>
    </style:style>
    <style:style style:name="T48" style:family="text">
      <style:text-properties fo:color="#000000" loext:opacity="100%" style:font-name="sans-serif" fo:font-style="italic" fo:font-weight="normal" officeooo:rsid="002cb5c5" style:font-style-asian="italic" style:font-weight-asian="normal" style:font-name-complex="Arial2" style:font-style-complex="italic" style:font-weight-complex="normal"/>
    </style:style>
    <style:style style:name="T49" style:family="text">
      <style:text-properties fo:color="#000000" loext:opacity="100%" style:font-name="sans-serif" fo:font-style="italic" fo:font-weight="normal" officeooo:rsid="0030ead1" style:font-style-asian="italic" style:font-weight-asian="normal" style:font-name-complex="Arial2" style:font-style-complex="italic" style:font-weight-complex="normal"/>
    </style:style>
    <style:style style:name="T50" style:family="text">
      <style:text-properties fo:color="#000000" loext:opacity="100%" style:font-name="sans-serif" fo:font-style="italic" fo:font-weight="normal" officeooo:rsid="0038857c" style:font-style-asian="italic" style:font-weight-asian="normal" style:font-name-complex="Arial2" style:font-style-complex="italic" style:font-weight-complex="normal"/>
    </style:style>
    <style:style style:name="T51" style:family="text">
      <style:text-properties fo:color="#000000" loext:opacity="100%" style:font-name="sans-serif" fo:font-style="italic" fo:font-weight="normal" officeooo:rsid="0043ee2f" style:font-style-asian="italic" style:font-weight-asian="normal" style:font-name-complex="Arial2" style:font-style-complex="italic" style:font-weight-complex="normal"/>
    </style:style>
    <style:style style:name="T52" style:family="text">
      <style:text-properties fo:color="#000000" loext:opacity="100%" style:font-name="sans-serif" fo:font-style="normal" fo:font-weight="bold" style:font-style-asian="normal" style:font-weight-asian="bold" style:font-name-complex="Arial2" style:font-style-complex="normal" style:font-weight-complex="bold"/>
    </style:style>
    <style:style style:name="T53" style:family="text">
      <style:text-properties fo:color="#000000" loext:opacity="100%" style:font-name="sans-serif" fo:font-style="normal" fo:font-weight="bold" officeooo:rsid="001b9c18" style:font-style-asian="normal" style:font-weight-asian="bold" style:font-name-complex="Arial2" style:font-style-complex="normal" style:font-weight-complex="bold"/>
    </style:style>
    <style:style style:name="T54" style:family="text">
      <style:text-properties fo:color="#000000" loext:opacity="100%" style:font-name="sans-serif" fo:font-style="normal" fo:font-weight="bold" officeooo:rsid="001049da" style:font-style-asian="normal" style:font-weight-asian="bold" style:font-name-complex="Arial2" style:font-style-complex="normal" style:font-weight-complex="bold"/>
    </style:style>
    <style:style style:name="T55" style:family="text">
      <style:text-properties fo:color="#000000" loext:opacity="100%" style:font-name="sans-serif" fo:font-style="normal" fo:font-weight="bold" officeooo:rsid="0024ef92" style:font-style-asian="normal" style:font-weight-asian="bold" style:font-name-complex="Arial2" style:font-style-complex="normal" style:font-weight-complex="bold"/>
    </style:style>
    <style:style style:name="T56" style:family="text">
      <style:text-properties fo:color="#000000" loext:opacity="100%" style:font-name="sans-serif" fo:font-style="normal" fo:font-weight="bold" officeooo:rsid="0030ead1" style:font-style-asian="normal" style:font-weight-asian="bold" style:font-name-complex="Arial2" style:font-style-complex="normal" style:font-weight-complex="bold"/>
    </style:style>
    <style:style style:name="T57" style:family="text">
      <style:text-properties fo:color="#000000" loext:opacity="100%" style:font-name="sans-serif" fo:font-style="normal" fo:font-weight="normal" style:font-style-asian="normal" style:font-weight-asian="normal" style:font-name-complex="Arial2" style:font-style-complex="normal" style:font-weight-complex="normal"/>
    </style:style>
    <style:style style:name="T58" style:family="text">
      <style:text-properties fo:color="#000000" loext:opacity="100%" style:font-name="sans-serif" fo:font-size="11pt" fo:language="de" fo:country="DE" fo:font-style="italic" fo:font-weight="normal" officeooo:rsid="003c20ec" style:letter-kerning="true" style:font-name-asian="SimSun" style:font-size-asian="11pt" style:language-asian="en" style:country-asian="US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59" style:family="text">
      <style:text-properties fo:color="#000000" loext:opacity="100%" style:font-name="sans-serif" fo:font-size="11pt" fo:language="de" fo:country="DE" fo:font-style="italic" fo:font-weight="normal" officeooo:rsid="0030ead1" style:letter-kerning="true" style:font-name-asian="SimSun" style:font-size-asian="11pt" style:language-asian="en" style:country-asian="US" style:font-style-asian="italic" style:font-weight-asian="normal" style:font-name-complex="Arial2" style:font-size-complex="11pt" style:language-complex="ar" style:country-complex="SA" style:font-style-complex="italic" style:font-weight-complex="normal"/>
    </style:style>
    <style:style style:name="T60" style:family="text">
      <style:text-properties fo:color="#000000" loext:opacity="100%" style:font-name="sans-serif" fo:font-size="11pt" fo:language="de" fo:country="DE" fo:font-style="normal" fo:font-weight="bold" officeooo:rsid="003c20ec" style:letter-kerning="true" style:font-name-asian="SimSun" style:font-size-asian="11pt" style:language-asian="en" style:country-asian="US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61" style:family="text">
      <style:text-properties fo:color="#000000" loext:opacity="100%" style:font-name="sans-serif" fo:font-size="11pt" fo:language="de" fo:country="DE" fo:font-style="normal" fo:font-weight="bold" officeooo:rsid="0030ead1" style:letter-kerning="true" style:font-name-asian="SimSun" style:font-size-asian="11pt" style:language-asian="en" style:country-asian="US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T62" style:family="text">
      <style:text-properties fo:color="#000000" loext:opacity="100%" style:font-name="Calibri" fo:font-size="10.5pt" fo:language="de" fo:country="DE" fo:font-style="normal" officeooo:rsid="000f3fe6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3" style:family="text">
      <style:text-properties fo:color="#000000" loext:opacity="100%" style:font-name="Calibri" fo:font-size="10.5pt" fo:language="de" fo:country="DE" fo:font-style="normal" officeooo:rsid="001b9c18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4" style:family="text">
      <style:text-properties fo:color="#000000" loext:opacity="100%" style:font-name="Calibri" fo:font-size="10.5pt" fo:language="de" fo:country="DE" fo:font-style="normal" officeooo:rsid="0024ef92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5" style:family="text">
      <style:text-properties fo:color="#000000" loext:opacity="100%" style:font-name="Calibri" fo:font-size="10.5pt" fo:language="de" fo:country="DE" fo:font-style="normal" officeooo:rsid="00284e67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6" style:family="text">
      <style:text-properties fo:color="#000000" loext:opacity="100%" style:font-name="Calibri" fo:font-size="10.5pt" fo:language="de" fo:country="DE" fo:font-style="normal" officeooo:rsid="002cb5c5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7" style:family="text">
      <style:text-properties fo:color="#000000" loext:opacity="100%" style:font-name="Calibri" fo:font-size="10.5pt" fo:language="de" fo:country="DE" fo:font-style="normal" officeooo:rsid="0030ead1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8" style:family="text">
      <style:text-properties fo:color="#000000" loext:opacity="100%" style:font-name="Calibri" fo:font-size="10.5pt" fo:language="de" fo:country="DE" fo:font-style="normal" officeooo:rsid="003131a0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69" style:family="text">
      <style:text-properties fo:color="#000000" loext:opacity="100%" style:font-name="Calibri" fo:font-size="10.5pt" fo:language="de" fo:country="DE" fo:font-style="normal" officeooo:rsid="0038857c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70" style:family="text">
      <style:text-properties fo:color="#000000" loext:opacity="100%" style:font-name="Calibri" fo:font-size="10.5pt" fo:language="de" fo:country="DE" fo:font-style="normal" officeooo:rsid="003aad9c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71" style:family="text">
      <style:text-properties fo:color="#000000" loext:opacity="100%" style:font-name="Calibri" fo:font-size="10.5pt" fo:language="de" fo:country="DE" fo:font-style="normal" officeooo:rsid="003c20ec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72" style:family="text">
      <style:text-properties fo:color="#000000" loext:opacity="100%" style:font-name="Calibri" fo:font-size="10.5pt" fo:language="de" fo:country="DE" fo:font-style="normal" officeooo:rsid="003c6a6d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73" style:family="text">
      <style:text-properties fo:color="#000000" loext:opacity="100%" style:font-name="Calibri" fo:font-size="10.5pt" fo:language="de" fo:country="DE" fo:font-style="normal" officeooo:rsid="0043ee2f" style:letter-kerning="true" style:font-name-asian="SimSun" style:font-size-asian="10.5pt" style:language-asian="en" style:country-asian="US" style:font-style-asian="normal" style:font-name-complex="Calibri2" style:font-size-complex="10.5pt" style:language-complex="ar" style:country-complex="SA" style:font-style-complex="normal"/>
    </style:style>
    <style:style style:name="T74" style:family="text">
      <style:text-properties fo:color="#000000" loext:opacity="100%" style:font-name="Calibri1" fo:font-size="10.5pt" fo:font-style="normal" officeooo:rsid="00284e67" style:font-size-asian="10.5pt" style:font-style-asian="normal" style:font-size-complex="10.5pt" style:font-style-complex="normal"/>
    </style:style>
    <style:style style:name="T75" style:family="text">
      <style:text-properties style:font-name="Arial" style:font-name-complex="Arial2"/>
    </style:style>
    <style:style style:name="T76" style:family="text">
      <style:text-properties style:font-name="Arial" officeooo:rsid="003aad9c" style:font-name-complex="Arial2"/>
    </style:style>
    <style:style style:name="T77" style:family="text">
      <style:text-properties style:font-name="Arial" fo:font-weight="bold" style:font-weight-asian="bold" style:font-name-complex="Arial2" style:font-weight-complex="bold"/>
    </style:style>
    <style:style style:name="T78" style:family="text">
      <style:text-properties style:font-name="Arial" fo:font-weight="bold" officeooo:rsid="0024ef92" style:font-weight-asian="bold" style:font-name-complex="Arial2" style:font-weight-complex="bold"/>
    </style:style>
    <style:style style:name="T79" style:family="text">
      <style:text-properties style:font-name="Arial" fo:font-style="italic" fo:font-weight="normal" style:font-style-asian="italic" style:font-weight-asian="normal" style:font-name-complex="Arial2" style:font-style-complex="italic" style:font-weight-complex="normal"/>
    </style:style>
    <style:style style:name="T80" style:family="text">
      <style:text-properties style:font-name="Arial" fo:font-style="italic" style:font-style-asian="italic" style:font-name-complex="Arial2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14e9e1" style:font-style-asian="italic" style:font-style-complex="italic"/>
    </style:style>
    <style:style style:name="T83" style:family="text">
      <style:text-properties fo:font-style="italic" officeooo:rsid="0043ee2f" style:font-style-asian="italic" style:font-style-complex="italic"/>
    </style:style>
    <style:style style:name="T84" style:family="text">
      <style:text-properties style:font-name="DejaVuSans" fo:font-size="10.5pt" style:font-size-asian="10.5pt"/>
    </style:style>
    <style:style style:name="T85" style:family="text">
      <style:text-properties style:font-name="Arial1" fo:font-weight="normal" officeooo:rsid="0030ead1" style:font-weight-asian="normal" style:font-weight-complex="normal"/>
    </style:style>
    <style:style style:name="T86" style:family="text">
      <style:text-properties style:font-name="Arial1" fo:font-weight="normal" officeooo:rsid="0038857c" style:font-weight-asian="normal" style:font-weight-complex="normal"/>
    </style:style>
    <style:style style:name="T87" style:family="text">
      <style:text-properties style:font-name="Arial1" fo:font-weight="normal" officeooo:rsid="0043ee2f" style:font-weight-asian="normal" style:font-weight-complex="normal"/>
    </style:style>
    <style:style style:name="T88" style:family="text">
      <style:text-properties style:font-name="Calibri1" fo:font-size="10.5pt" style:font-size-asian="10.5pt"/>
    </style:style>
    <style:style style:name="T89" style:family="text">
      <style:text-properties style:font-name="Calibri1" fo:font-size="10.5pt" officeooo:rsid="0038857c" style:font-size-asian="10.5pt"/>
    </style:style>
    <style:style style:name="T90" style:family="text">
      <style:text-properties style:font-name="Calibri1" fo:font-size="10.5pt" officeooo:rsid="003c20ec" style:font-size-asian="10.5pt"/>
    </style:style>
    <style:style style:name="T91" style:family="text">
      <style:text-properties style:font-name="Calibri1" fo:font-size="8pt" fo:font-style="italic" style:font-size-asian="8pt" style:font-style-asian="italic"/>
    </style:style>
    <style:style style:name="T92" style:family="text">
      <style:text-properties style:font-name="Calibri1" fo:font-size="8pt" fo:font-style="italic" officeooo:rsid="003aad9c" style:font-size-asian="8pt" style:font-style-asian="italic"/>
    </style:style>
    <style:style style:name="T93" style:family="text">
      <style:text-properties officeooo:rsid="0038857c"/>
    </style:style>
    <style:style style:name="T94" style:family="text">
      <style:text-properties officeooo:rsid="003aad9c"/>
    </style:style>
    <style:style style:name="T95" style:family="text">
      <style:text-properties officeooo:rsid="003c20ec"/>
    </style:style>
    <style:style style:name="T96" style:family="text">
      <style:text-properties fo:font-weight="bold" officeooo:rsid="0043ee2f" style:font-weight-asian="bold" style:font-weight-complex="bol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3.286cm" fo:min-width="11.114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944cm" fo:min-width="11.035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2.633cm" fo:min-width="10.929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2.168cm" fo:min-width="10.98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2.577cm" fo:min-width="10.903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579d1c" draw:textarea-vertical-align="top" draw:auto-grow-height="false" fo:min-height="0.123cm" fo:min-width="1.70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2.304cm" fo:min-width="10.956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2.161cm" fo:min-width="11.008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1.568cm" fo:min-width="11.088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16"/>
      <text:p text:style-name="P32">Fullstack Entwickler</text:p>
      <text:p text:style-name="P3"><draw:custom-shape text:anchor-type="paragraph" draw:z-index="1" draw:name="Form1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Übersicht</text:p>
      <text:p text:style-name="P27"/>
      <text:p text:style-name="P17"><text:span text:style-name="T75">Kontakt:<text:tab/><text:tab/><text:tab/><text:tab/></text:span><text:a xlink:type="simple" xlink:href="mailto:yannik.schmidt@potaris.de" text:style-name="Internet_20_link" text:visited-style-name="Visited_20_Internet_20_Link"><text:span text:style-name="Internet_20_link"><text:span text:style-name="T75">yannik.schmidt@potaris.de</text:span></text:span></text:a><text:span text:style-name="T75"> / +4917676166894</text:span></text:p>
      <text:p text:style-name="P24"><text:span text:style-name="T75">Adresse:<text:tab/><text:tab/><text:tab/><text:tab/></text:span><text:span text:style-name="T3">Langenzenner Straße 28 </text:span><text:span text:style-name="T4">90587 </text:span><text:span text:style-name="T5">Siegelsdorf</text:span></text:p>
      <text:p text:style-name="P11"/>
      <text:p text:style-name="P47"><text:span text:style-name="T3">S</text:span><text:span text:style-name="T2">tundensatz Remote </text:span><text:span text:style-name="T6">(netto)</text:span><text:span text:style-name="T2">:<text:tab/><text:tab/></text:span><text:span text:style-name="T7">85</text:span><text:span text:style-name="T2">€</text:span></text:p>
      <text:p text:style-name="P48"><text:span text:style-name="T30">(inkl. </text:span><text:span text:style-name="T31">e</text:span><text:span text:style-name="T30">inzelne Tage v.</text:span><text:span text:style-name="T31">O</text:span><text:span text:style-name="T30">.)</text:span></text:p>
      <text:p text:style-name="P26"/>
      <text:p text:style-name="P17"><draw:custom-shape text:anchor-type="paragraph" draw:z-index="6" draw:name="Form3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Erfahrung </text:span><text:span text:style-name="T15">(nur relevante)</text:span></text:p>
      <text:p text:style-name="P4"/>
      <text:p text:style-name="P22"><text:span text:style-name="T10">Juli</text:span><text:span text:style-name="T16"> 202</text:span><text:span text:style-name="T20">3</text:span><text:span text:style-name="T16"> – </text:span><text:span text:style-name="T10">Dezember</text:span><text:span text:style-name="T16"> 202</text:span><text:span text:style-name="T20">3</text:span><text:span text:style-name="T12"><text:tab/><text:tab/>DevOps Engineer</text:span><text:span text:style-name="T22"> </text:span><text:span text:style-name="T24"><text:s/>(</text:span><text:span text:style-name="T27">ING DiBa AG</text:span><text:span text:style-name="T24">)</text:span></text:p>
      <text:p text:style-name="P12"><draw:custom-shape text:anchor-type="paragraph" draw:z-index="11" draw:name="Textrahmen 3_ 1" draw:style-name="gr4" draw:text-style-name="P62" svg:width="10.981cm" svg:height="2.167cm" svg:x="6.308cm" svg:y="-0.132cm"><text:p text:style-name="P13">Groß angelegte Private Cloud Migration von Third-Party Anwendungen auf Windows und Linux im Bankumfeld auf Basis von Ansible, Azure DevOps und Python mit Schwerpunkt auf Monitoring <text:span text:style-name="T93">&amp; Anomaly-Detection </text:span><text:span text:style-name="T95">in einem hoch regulierten Bankumfeld.</text:span></text:p><text:p text:style-name="P14"/><text:p text:style-name="P4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text:span text:style-name="T18">Januar</text:span><text:span text:style-name="T16"> 202</text:span><text:span text:style-name="T18">3</text:span><text:span text:style-name="T16"> – </text:span><text:span text:style-name="T18">April</text:span><text:span text:style-name="T16"> 202</text:span><text:span text:style-name="T21">3</text:span><text:span text:style-name="T16"><text:tab/><text:tab/></text:span><text:span text:style-name="T14">Python</text:span><text:span text:style-name="T22"> </text:span><text:span text:style-name="T23">Fullstack </text:span><text:span text:style-name="T22">Entwickler <text:s/></text:span><text:span text:style-name="T24">(The</text:span><text:span text:style-name="T25">r</text:span><text:span text:style-name="T24">moscan GmbH)</text:span></text:p>
      <text:p text:style-name="P8"><draw:custom-shape text:anchor-type="paragraph" draw:z-index="13" draw:name="Textrahmen 5" draw:style-name="gr2" draw:text-style-name="P62" svg:width="11.034cm" svg:height="1.943cm" svg:x="6.308cm" svg:y="-0.132cm"><text:p text:style-name="P33"><text:span text:style-name="T74">Bearbeitung von Feature-Requests für Python-Software zur </text:span><text:span text:style-name="T88">Wohngebäudediagnostik </text:span><text:span text:style-name="T89">&amp; Wärmebild-Datenanalyse</text:span><text:span text:style-name="T88"> aus vorherigen Projekten, </text:span><text:span text:style-name="T90">insbesondere Containerisierung und GitHub-CI Integration.</text:span><text:span text:style-name="T84"><text:line-break/></text:span><text:span text:style-name="T91">(siehe Beschreibung ältere</text:span><text:span text:style-name="T92">r</text:span><text:span text:style-name="T91"> Projektzeiträume bei Thermosca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<text:span text:style-name="T16">März 2022 – Dezember 2022<text:tab/></text:span><text:span text:style-name="T13">Fullstack Entwickler</text:span><text:span text:style-name="T18"> </text:span><text:span text:style-name="T16">(</text:span><text:span text:style-name="T24">Univention GmbH)</text:span></text:p>
      <text:p text:style-name="P9"><draw:custom-shape text:anchor-type="paragraph" draw:z-index="14" draw:name="Textrahmen 4" draw:style-name="gr1" draw:text-style-name="P62" svg:width="11.113cm" svg:height="3.285cm" svg:x="6.308cm" svg:y="0.012cm"><text:p text:style-name="P45"><text:span text:style-name="T32">Erweiterung des </text:span><text:span text:style-name="T41">Identität-Access-Management</text:span><text:span text:style-name="T32"> (IAM) Systems auf Basis von Keycloak für den Pilotbetrieb des Sovereign Workplace für das Bundesministerium des Innern</text:span><text:span text:style-name="T62">. </text:span><text:span text:style-name="T67">Konkret verantwortlich für SSO Integration in </text:span><text:span text:style-name="T73">das </text:span><text:span text:style-name="T67">existierende Produkt UCS </text:span><text:span text:style-name="T68">(</text:span><text:span text:style-name="T67">Python) und</text:span><text:span text:style-name="T63"> </text:span><text:span text:style-name="T66">Entwurf und Umsetzung </text:span><text:span text:style-name="T73">einer</text:span><text:span text:style-name="T66"> </text:span><text:span text:style-name="T73">Container-Middelware zwischen Nextcloud und Owncloud auf Basis von express.j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><text:span text:style-name="T19">Juli</text:span><text:span text:style-name="T16"> 202</text:span><text:span text:style-name="T19">1</text:span><text:span text:style-name="T16"> – </text:span><text:span text:style-name="T19">August</text:span><text:span text:style-name="T16"> 202</text:span><text:span text:style-name="T19">1</text:span><text:span text:style-name="T16"><text:tab/><text:tab/></text:span><text:span text:style-name="T14">Python</text:span><text:span text:style-name="T19"> </text:span><text:span text:style-name="T13">Fullstack Entwickler</text:span><text:span text:style-name="T18"> </text:span><text:span text:style-name="T24">(</text:span><text:span text:style-name="T26">Jeff </text:span><text:span text:style-name="T28">3D-Animations</text:span><text:span text:style-name="T26">)</text:span></text:p>
      <text:p text:style-name="P9"><draw:custom-shape text:anchor-type="paragraph" draw:z-index="0" draw:name="Textrahmen 6" draw:style-name="gr9" draw:text-style-name="P62" svg:width="11.087cm" svg:height="1.567cm" svg:x="6.308cm" svg:y="0.012cm"><text:p text:style-name="P42"><text:span text:style-name="T39">Entwicklung eines Tools zur Distribution von datenintensiven 3D-Modellen auf Basis von Python/Flask mit Deployment in AWS </text:span><text:span text:style-name="T40">inkl. Unit- und Selenium Test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<text:soft-page-break/></text:p>
      <text:p text:style-name="P18"><text:span text:style-name="T16">Dezember 2020 – Februar 2022<text:tab/></text:span><text:span text:style-name="T9">F</text:span><text:span text:style-name="T22">ullstack Entwickler <text:s/></text:span><text:span text:style-name="T24">(The</text:span><text:span text:style-name="T25">r</text:span><text:span text:style-name="T24">moscan GmbH)</text:span></text:p>
      <text:p text:style-name="P7"><draw:custom-shape text:anchor-type="paragraph" draw:z-index="5" draw:name="Textrahmen 3" draw:style-name="gr8" draw:text-style-name="P62" svg:width="11.007cm" svg:height="2.16cm" svg:x="6.308cm" svg:y="-0.132cm"><text:p text:style-name="P40"><text:span text:style-name="T32">Entwicklung von </text:span><text:span text:style-name="T41">Businesslogik</text:span><text:span text:style-name="T32"> zur Verwaltung von Aufträgen und Datenanalyse in der Wohngebäu</text:span><text:span text:style-name="T37">de</text:span><text:span text:style-name="T32">diagnostik. Primär auf Basis von Python/</text:span><text:span text:style-name="T38">Flask</text:span><text:span text:style-name="T32"> (Analyse, </text:span><text:span text:style-name="T38">Web-Server</text:span><text:span text:style-name="T32">) und C++/Qt5 (</text:span><text:span text:style-name="T38">native Anwendungen</text:span><text:span text:style-name="T32">) </text:span><text:span text:style-name="T40">mit</text:span><text:span text:style-name="T32"> </text:span><text:span text:style-name="T40">GitHub-CI Pipelines</text:span><text:span text:style-name="T3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<text:span text:style-name="T75">März 2020 – August 2020<text:tab/><text:tab/></text:span><text:span text:style-name="T77">Linux Administrator</text:span><text:span text:style-name="T75"> (</text:span><text:span text:style-name="T79">Landesamt für Statistik Bayern)</text:span></text:p>
      <text:p text:style-name="P36"><draw:custom-shape text:anchor-type="paragraph" draw:z-index="8" draw:name="Textrahmen 2" draw:style-name="gr7" draw:text-style-name="P62" svg:width="10.955cm" svg:height="2.303cm" svg:x="6.308cm" svg:y="-0.012cm"><text:p text:style-name="P41"><text:span text:style-name="T32">Verantwortlicher für </text:span><text:span text:style-name="T63">Monitoring</text:span><text:span text:style-name="T32"> &amp; Betrieb von diverse Java-Web Anwendungen </text:span><text:span text:style-name="T33">und</text:span><text:span text:style-name="T32"> Datenbank</text:span><text:span text:style-name="T33">en </text:span><text:span text:style-name="T32">für den Zensus 2022 und die deutsche Sterbestatistik. </text:span><text:span text:style-name="T38">Erstellung von Ansible-Modulen (</text:span><text:span text:style-name="T39">P</text:span><text:span text:style-name="T38">ython) für weitere Automatisierung der Serverlandschaft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5">Januar 2019 – Februar 202</text:span><text:span text:style-name="T76">0</text:span><text:span text:style-name="T75"><text:tab/><text:tab/></text:span><text:span text:style-name="T78">Linux Administrator </text:span><text:span text:style-name="T79">(Omikron Data Solutions)</text:span></text:p>
      <text:p text:style-name="P6"><draw:custom-shape text:anchor-type="paragraph" draw:z-index="12" draw:name="Textrahmen 1" draw:style-name="gr3" draw:text-style-name="P62" svg:width="10.928cm" svg:height="2.632cm" svg:x="6.308cm" svg:y="0.002cm"><text:p text:style-name="P40"><text:span text:style-name="T32">Management des ~2000 Einheiten </text:span><text:span text:style-name="T35">Linux-</text:span><text:span text:style-name="T32">Serverclusters </text:span><text:span text:style-name="T35">(</text:span><text:span text:style-name="T64">CentOS</text:span><text:span text:style-name="T35">, Debian)</text:span><text:span text:style-name="T32"> des Fact-Finder Backends für Onlineshops, u.a. für Intersport &amp; Mytheresa. Verantwortlich für Automatisierung (Ansible, </text:span><text:span text:style-name="T39">P</text:span><text:span text:style-name="T38">ython mit Rundeck</text:span><text:span text:style-name="T36">)</text:span><text:span text:style-name="T32">, Monitoring (Zabbix, </text:span><text:span text:style-name="T39">P</text:span><text:span text:style-name="T32">ython, Grafana)</text:span><text:span text:style-name="T64"> </text:span><text:span text:style-name="T67">und allgemeines I</text:span><text:span text:style-name="T70">n</text:span><text:span text:style-name="T67">cident </text:span><text:span text:style-name="T68">M</text:span><text:span text:style-name="T67">anagement für Linuxtheme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<text:span text:style-name="T17">November</text:span><text:span text:style-name="T16"> 20</text:span><text:span text:style-name="T17">16</text:span><text:span text:style-name="T16"> – <text:s/></text:span><text:span text:style-name="T17">Dezember </text:span><text:span text:style-name="T16">20</text:span><text:span text:style-name="T17">18</text:span><text:span text:style-name="T16"><text:tab/></text:span><text:span text:style-name="T13">Python</text:span><text:span text:style-name="T8"> Entwickler </text:span><text:span text:style-name="T24">(The</text:span><text:span text:style-name="T25">r</text:span><text:span text:style-name="T24">moscan GmbH)</text:span></text:p>
      <text:p text:style-name="P30"><draw:custom-shape text:anchor-type="paragraph" draw:z-index="10" draw:name="Textrahmen 3_0" draw:style-name="gr5" draw:text-style-name="P62" svg:width="10.902cm" svg:height="2.576cm" svg:x="6.308cm" svg:y="-0.132cm"><text:p text:style-name="P43"><text:span text:style-name="T65">P</text:span><text:span text:style-name="T67">rogrammierung von Tools zur Korrelation von frei verfügbaren Wetterdaten zu Innenraumdaten (</text:span><text:span text:style-name="T68">P</text:span><text:span text:style-name="T67">ython, scipy, matplotlib). Programmierung eines Webservers zur automatischen Analyse und aufbereiteten Anzeige standardisierten Baudatenblätter. (</text:span><text:span text:style-name="T68">P</text:span><text:span text:style-name="T67">ython,</text:span><text:span text:style-name="T69"> </text:span><text:span text:style-name="T72">Flask, </text:span><text:span text:style-name="T71">Docker</text:span><text:span text:style-name="T67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draw:custom-shape text:anchor-type="paragraph" draw:z-index="9" draw:name="Form 2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ithub &amp; Medium</text:p>
      <text:p text:style-name="P39"/>
      <text:p text:style-name="P37"><text:span text:style-name="T85">Ein Teil meiner Arbeit </text:span><text:span text:style-name="T87">i</text:span><text:span text:style-name="T85">st öffentlich verfügbar, gerne verweise ich daher auf meine Online-Präsenz auf </text:span><text:a xlink:type="simple" xlink:href="https://github.com/FAUSheppy/" text:style-name="Internet_20_link" text:visited-style-name="Visited_20_Internet_20_Link"><text:span text:style-name="T85">GitHub</text:span></text:a><text:span text:style-name="T85"> <text:s/>und </text:span><text:a xlink:type="simple" xlink:href="https://erlangen-sheppy.medium.com/" text:style-name="Internet_20_link" text:visited-style-name="Visited_20_Internet_20_Link"><text:span text:style-name="T85">Medium</text:span></text:a><text:span text:style-name="T86"> </text:span><text:span text:style-name="T87">und meine Referenzen in meinem </text:span><text:a xlink:type="simple" xlink:href="https://www.gulp.de/gulp2/g/spezialisten/profil/6myq6y1sje?tab=references" text:style-name="Internet_20_link" text:visited-style-name="Visited_20_Internet_20_Link"><text:span text:style-name="T87">GULP-Profil</text:span></text:a><text:span text:style-name="T87">.</text:span></text:p>
      <text:p text:style-name="P37"/>
      <text:p text:style-name="P3"><draw:custom-shape text:anchor-type="paragraph" draw:z-index="2" draw:name="Form4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Höchster Abschluss</text:p>
      <text:p text:style-name="P29"/>
      <text:p text:style-name="P29">2013 - <text:s/>2018<text:tab/><text:tab/><text:tab/><text:tab/>B.<text:span text:style-name="T94">S</text:span>c. Informatik Friedrich Alexander <text:tab/><text:tab/><text:tab/><text:tab/><text:tab/><text:tab/><text:tab/>Universität Erlangen/Nürnberg</text:p>
      <text:p text:style-name="P31"><text:tab/><text:tab/><text:tab/><text:tab/><text:tab/><text:span text:style-name="T96">Schwerpunkte:</text:span><text:span text:style-name="T83"> <text:tab/>IT Sicherheit, Software-Engineering, <text:tab/><text:tab/><text:tab/><text:tab/><text:tab/><text:tab/><text:tab/> <text:s text:c="2"/><text:tab/>Betriebssysteme</text:span></text:p>
      <text:p text:style-name="P29"/>
      <text:p text:style-name="P5"><text:soft-page-break/></text:p>
      <text:p text:style-name="P5"/>
      <text:p text:style-name="P34"><draw:custom-shape text:anchor-type="paragraph" draw:z-index="7" draw:name="Form 1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Programmiersprachen (Auswahl)</text:span><text:span text:style-name="T75"><text:tab/></text:span></text:p>
      <text:p text:style-name="P29"/>
      <text:list xml:id="list3414622394" text:style-name="WWNum1">
        <text:list-item>
          <text:p text:style-name="P50">Python</text:p>
        </text:list-item>
        <text:list-item>
          <text:p text:style-name="P52">Javascript/HTML/CSS (inkl. node)</text:p>
        </text:list-item>
        <text:list-item>
          <text:p text:style-name="P50">Bash/Shell</text:p>
        </text:list-item>
        <text:list-item>
          <text:p text:style-name="P51">Java</text:p>
          <text:p text:style-name="P51"/>
        </text:list-item>
      </text:list>
      <text:p text:style-name="P3"><draw:custom-shape text:anchor-type="paragraph" draw:z-index="3" draw:name="Form8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oftware und Konzepte (Auswahl)</text:p>
      <text:p text:style-name="P46"/>
      <text:list xml:id="list123343642344102" text:continue-numbering="true" text:style-name="WWNum1">
        <text:list-item>
          <text:p text:style-name="P53"><text:span text:style-name="T52">Docker</text:span><text:bookmark text:name="page13R_mcid78"/><text:bookmark text:name="page13R_mcid79"/><text:span text:style-name="T24"> <text:tab/><text:tab/><text:tab/><text:tab/><text:tab/></text:span><text:span text:style-name="T29">build/</text:span><text:span text:style-name="T43">compose, </text:span><text:span text:style-name="T51">Trivy</text:span><text:span text:style-name="T43">, swarm, </text:span><text:span text:style-name="T51">Harbor</text:span></text:p>
        </text:list-item>
        <text:list-item>
          <text:p text:style-name="P58"><text:span text:style-name="T56">W</text:span><text:span text:style-name="T52">ebserver-Technologien</text:span><text:span text:style-name="T43"><text:tab/><text:tab/>flask, nginx, HAProxy, Express</text:span></text:p>
        </text:list-item>
        <text:list-item>
          <text:p text:style-name="P59"><text:span text:style-name="T52">Clouds</text:span><text:span text:style-name="T43"><text:tab/><text:tab/><text:tab/><text:tab/><text:tab/>Azure, Cloudflare, Hetzner</text:span></text:p>
        </text:list-item>
        <text:list-item>
          <text:p text:style-name="P60"><text:span text:style-name="T52">Identity Access Management</text:span><text:span text:style-name="T43"><text:tab/><text:tab/>OAuth2/OIDC, SAML, oauth2proxy</text:span></text:p>
        </text:list-item>
        <text:list-item>
          <text:p text:style-name="P61"><text:span text:style-name="T53">N</text:span><text:span text:style-name="T52">utzerverwaltung</text:span><text:span text:style-name="T43"><text:tab/><text:tab/><text:tab/><text:tab/>Keycloak, OpenLDAP, </text:span><text:span text:style-name="T48">Active Directory</text:span></text:p>
        </text:list-item>
        <text:list-item>
          <text:p text:style-name="P54"><text:span text:style-name="T52">Konfigurations-Management</text:span><text:span text:style-name="T57"> </text:span><text:span text:style-name="T43"><text:tab/><text:tab/>Ansible</text:span></text:p>
        </text:list-item>
        <text:list-item>
          <text:p text:style-name="P55"><text:span text:style-name="T53">Betriebsysteme<text:tab/><text:tab/><text:tab/><text:tab/></text:span><text:span text:style-name="T46">Debian/Ubuntu, RHEL/</text:span><text:span text:style-name="T47">CentOS</text:span><text:span text:style-name="T46">, <text:s/></text:span><text:span text:style-name="T49">Alpine</text:span></text:p>
        </text:list-item>
        <text:list-item>
          <text:p text:style-name="P58"><text:span text:style-name="T60">A</text:span><text:span text:style-name="T61">gile Development<text:tab/></text:span><text:span text:style-name="T59"><text:tab/><text:tab/>Scrum, Kanban, FDD</text:span></text:p>
        </text:list-item>
        <text:list-item>
          <text:p text:style-name="P56"><text:bookmark text:name="page13R_mcid49"/><text:bookmark text:name="page13R_mcid48"/><text:span text:style-name="T42">Datenbanken</text:span><text:span text:style-name="T16"><text:tab/><text:tab/><text:tab/><text:tab/></text:span><text:span text:style-name="T43">Postgre</text:span><text:span text:style-name="T51">SQL</text:span><text:span text:style-name="T43">, MySQL, InfluxDB, </text:span><text:span text:style-name="T51">Prometheus</text:span><text:span text:style-name="T50">, <text:tab/><text:tab/><text:tab/><text:tab/><text:tab/><text:tab/></text:span><text:span text:style-name="T51">MongoDB, Elastic</text:span></text:p>
        </text:list-item>
        <text:list-item>
          <text:p text:style-name="P56"><text:span text:style-name="T42">Version</text:span><text:bookmark text:name="page13R_mcid73"/><text:bookmark text:name="page13R_mcid72"/><text:span text:style-name="T42">skontrolle</text:span><text:span text:style-name="T16"><text:tab/><text:tab/><text:tab/><text:tab/></text:span><text:span text:style-name="T43">Git </text:span><text:span text:style-name="T45">(GitLab, GitHub)</text:span></text:p>
        </text:list-item>
        <text:list-item>
          <text:p text:style-name="P57"><text:span text:style-name="T54">D</text:span><text:span text:style-name="T55">evOps CI/CD</text:span><text:span text:style-name="T47"><text:tab/><text:tab/><text:tab/><text:tab/>GitLab, GitHub-Actions</text:span><text:span text:style-name="T44">, </text:span><text:span text:style-name="T58">AzureDevOps</text:span></text:p>
        </text:list-item>
      </text:list>
      <text:p text:style-name="P25"/>
      <text:p text:style-name="P28"/>
      <text:p text:style-name="P3"><draw:custom-shape text:anchor-type="paragraph" draw:z-index="4" draw:name="Form9" draw:style-name="gr6" draw:text-style-name="P63" svg:width="2.202cm" svg:height="0.373cm" svg:x="-2.591cm" svg:y="0.02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prachen</text:p>
      <text:p text:style-name="P29">Deutsch</text:p>
      <text:p text:style-name="P23"><text:span text:style-name="T75">Englisch </text:span><text:span text:style-name="T80">(</text:span><text:span text:style-name="T81">C2/</text:span><text:span text:style-name="T82">verhandlungssicher</text:span><text:span text:style-name="T80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Sans" svg:font-family="DejaVuSans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sans-serif" svg:font-family="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swiss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.353cm" style:contextual-spacing="false" fo:text-align="center" style:justify-single-word="false"/>
      <style:text-properties fo:color="#000000" loext:opacity="100%" style:font-name="Arial" officeooo:paragraph-rsid="003324af" style:font-name-complex="Arial2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000000" loext:opacity="100%" style:font-name="Arial" style:font-name-complex="Arial2"/>
    </style:style>
    <style:style style:name="MT2" style:family="text">
      <style:text-properties fo:color="#000000" loext:opacity="100%" style:font-name="Arial" fo:font-size="11pt" fo:language="de" fo:country="DE" officeooo:rsid="0014e9e1" style:letter-kerning="true" style:font-name-asian="SimSun" style:font-size-asian="11pt" style:language-asian="en" style:country-asian="US" style:font-name-complex="Arial2" style:font-size-complex="11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Yannik Schmidt ● </text:span><text:span text:style-name="MT2">Langenzenner Straße 28</text:span><text:span text:style-name="MT1"> ● </text:span><text:span text:style-name="MT2">90587</text:span><text:span text:style-name="MT1"> </text:span><text:span text:style-name="MT2">Siegelsdorf</text:span></text:p>
        <text:p text:style-name="MP2">E-Mail: yannik.schmidt@potaris.de ● Telefon: +49 176 761 668 94</text:p>
      </style:header>
      <style:footer>
        <text:p text:style-name="MP3"><text:span text:style-name="MT1">Seite </text:span><text:page-number text:select-page="current">3</text:page-number><text:span text:style-name="MT1"><text:s/>von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4T16:06:09</meta:creation-date>
    <dc:language>de-DE</dc:language>
    <dc:date>2024-01-10T12:33:41.980000000</dc:date>
    <meta:editing-cycles>56</meta:editing-cycles>
    <dc:title>CV-Yannik-Schmidt-DE</dc:title>
    <meta:editing-duration>PT4H37M35S</meta:editing-duration>
    <meta:generator>LibreOffice/7.5.3.2$Windows_X86_64 LibreOffice_project/9f56dff12ba03b9acd7730a5a481eea045e468f3</meta:generator>
    <meta:document-statistic meta:table-count="0" meta:image-count="0" meta:object-count="0" meta:page-count="3" meta:paragraph-count="52" meta:word-count="481" meta:character-count="4007" meta:non-whitespace-character-count="3502"/>
    <meta:user-defined meta:name="AppVersion">15.0000</meta:user-defined>
  </office:meta>
</office:document-meta>
</file>